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3.27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order-bottom="none" fo:background-color="#99ff99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order-bottom="none" fo:background-color="#ccff66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fo:background-color="#ff99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99ff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 style:data-style-name="N0">
      <style:table-cell-properties fo:border-bottom="0.74pt solid #000000" fo:background-color="#99ff99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" style:family="table-cell" style:parent-style-name="Default" style:data-style-name="N0">
      <style:table-cell-properties fo:background-color="#dddddd" style:text-align-source="fix" style:repeat-content="false" fo:border="none" style:vertical-align="middle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99ff99" style:text-align-source="fix" style:repeat-content="false" fo:border="none" style:vertical-align="middle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#ccff66"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 style:data-style-name="N0">
      <style:table-cell-properties fo:background-color="#ff99ff" style:text-align-source="fix" style:repeat-content="false" fo:border="non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9ff"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0.74pt solid #000000" fo:background-color="#99ff99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0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3" style:family="table-cell" style:parent-style-name="Default" style:data-style-name="N0">
      <style:table-cell-properties fo:border-bottom="none" fo:background-color="#99ff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fo:border-bottom="none" fo:background-color="#cc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fo:background-color="#ff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" style:family="table-cell" style:parent-style-name="Default" style:data-style-name="N0">
      <style:table-cell-properties fo:border-bottom="0.74pt solid #000000" fo:background-color="#99ff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shapes>
          <draw:frame draw:z-index="3" draw:style-name="gr1" draw:text-style-name="P1" svg:width="160.02mm" svg:height="90mm" svg:x="292.03mm" svg:y="121.85mm">
            <loext:p draw:notify-on-update-of-ranges="Feuille1.C37:Feuille1.C42 Feuille1.D37:Feuille1.D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2mm" svg:height="89.97mm" svg:x="238.59mm" svg:y="165.67mm">
            <loext:p draw:notify-on-update-of-ranges="Feuille1.C43:Feuille1.C54 Feuille1.D43:Feuille1.D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2mm" svg:height="89.97mm" svg:x="257.43mm" svg:y="256.23mm">
            <loext:p draw:notify-on-update-of-ranges="Feuille1.C55:Feuille1.C58 Feuille1.D55:Feuille1.D5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Feuille1.R21" table:end-x="2.64mm" table:end-y="2.17mm" draw:z-index="0" draw:name="Graphique 2" draw:style-name="gr2" svg:width="225.71mm" svg:height="90.84mm" svg:x="9.78mm" svg:y="4.01mm">
              <loext:p draw:notify-on-update-of-ranges="Feuille1.C5:Feuille1.C28 Feuille1.D5:Feuille1.D28"/>
              <draw:object xlink:href="./Object 1" xlink:type="simple" xlink:show="embed" xlink:actuate="onLoad"/>
              <draw:image xlink:href="./ObjectReplacements/Object 1" xlink:type="simple" xlink:show="embed" xlink:actuate="onLoad"/>
              <svg:title>NB reads MT</svg:title>
            </draw:frame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pecies</text:p>
          </table:table-cell>
          <table:table-cell table:style-name="ce2" office:value-type="string" calcext:value-type="string">
            <text:p>nb genes / contigs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nbr reads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Medicago Truncatula</text:p>
          </table:table-cell>
          <table:table-cell table:style-name="ce10" office:value-type="float" office:value="50160" calcext:value-type="float">
            <text:p>50160</text:p>
          </table:table-cell>
          <table:table-cell table:style-name="ce17" office:value-type="string" calcext:value-type="string">
            <text:p>PolyA_N1_al_uniq</text:p>
          </table:table-cell>
          <table:table-cell table:style-name="ce21" office:value-type="float" office:value="54321122" calcext:value-type="float">
            <text:p>54321122</text:p>
          </table:table-cell>
          <table:table-cell table:formula="of:=AVERAGE([.D5:.D28])" office:value-type="float" office:value="82026264.125" calcext:value-type="float">
            <text:p>82026264,125</text:p>
          </table:table-cell>
          <table:table-cell table:formula="of:=[.D5]/[.D17]" office:value-type="float" office:value="0.499999995397739" calcext:value-type="float">
            <text:p>0,4999999954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N2_al_uniq</text:p>
          </table:table-cell>
          <table:table-cell table:style-name="ce22" office:value-type="float" office:value="48976168" calcext:value-type="float">
            <text:p>48976168</text:p>
          </table:table-cell>
          <table:table-cell/>
          <table:table-cell table:formula="of:=[.D6]/[.D18]" office:value-type="float" office:value="0.499999989790953" calcext:value-type="float">
            <text:p>0,499999989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PolyA_N3_al_uniq</text:p>
          </table:table-cell>
          <table:table-cell table:style-name="ce22" office:value-type="float" office:value="50746978" calcext:value-type="float">
            <text:p>50746978</text:p>
          </table:table-cell>
          <table:table-cell/>
          <table:table-cell table:formula="of:=[.D7]/[.D19]" office:value-type="float" office:value="0.499999985220795" calcext:value-type="float">
            <text:p>0,499999985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1_al_uniq</text:p>
          </table:table-cell>
          <table:table-cell table:style-name="ce22" office:value-type="float" office:value="69801165" calcext:value-type="float">
            <text:p>69801165</text:p>
          </table:table-cell>
          <table:table-cell/>
          <table:table-cell table:formula="of:=[.D8]/[.D20]" office:value-type="float" office:value="0.499999985673592" calcext:value-type="float">
            <text:p>0,4999999857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2_al_uniq</text:p>
          </table:table-cell>
          <table:table-cell table:style-name="ce22" office:value-type="float" office:value="45935451" calcext:value-type="float">
            <text:p>45935451</text:p>
          </table:table-cell>
          <table:table-cell/>
          <table:table-cell table:formula="of:=[.D9]/[.D21]" office:value-type="float" office:value="0.499999972787903" calcext:value-type="float">
            <text:p>0,49999997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3_al_uniq</text:p>
          </table:table-cell>
          <table:table-cell table:style-name="ce22" office:value-type="float" office:value="18754740" calcext:value-type="float">
            <text:p>18754740</text:p>
          </table:table-cell>
          <table:table-cell/>
          <table:table-cell table:formula="of:=[.D10]/[.D22]" office:value-type="float" office:value="0.499999920020232" calcext:value-type="float">
            <text:p>0,4999999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1_al_uniq</text:p>
          </table:table-cell>
          <table:table-cell table:style-name="ce22" office:value-type="float" office:value="66435765" calcext:value-type="float">
            <text:p>66435765</text:p>
          </table:table-cell>
          <table:table-cell/>
          <table:table-cell table:formula="of:=[.D11]/[.D23]" office:value-type="float" office:value="0.499999973658768" calcext:value-type="float">
            <text:p>0,4999999737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2_al_uniq</text:p>
          </table:table-cell>
          <table:table-cell table:style-name="ce22" office:value-type="float" office:value="52336316" calcext:value-type="float">
            <text:p>52336316</text:p>
          </table:table-cell>
          <table:table-cell/>
          <table:table-cell table:formula="of:=[.D12]/[.D24]" office:value-type="float" office:value="0.49999996178562" calcext:value-type="float">
            <text:p>0,499999961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3_al_uniq</text:p>
          </table:table-cell>
          <table:table-cell table:style-name="ce22" office:value-type="float" office:value="66355924" calcext:value-type="float">
            <text:p>66355924</text:p>
          </table:table-cell>
          <table:table-cell/>
          <table:table-cell table:formula="of:=[.D13]/[.D25]" office:value-type="float" office:value="0.499999966091952" calcext:value-type="float">
            <text:p>0,499999966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R1_al_uniq</text:p>
          </table:table-cell>
          <table:table-cell table:style-name="ce22" office:value-type="float" office:value="64920504" calcext:value-type="float">
            <text:p>64920504</text:p>
          </table:table-cell>
          <table:table-cell/>
          <table:table-cell table:formula="of:=[.D14]/[.D26]" office:value-type="float" office:value="0.499999965342231" calcext:value-type="float">
            <text:p>0,4999999653</text:p>
          </table:table-cell>
          <table:table-cell table:number-columns-repeated="4"/>
          <table:table-cell>
            <draw:frame table:end-cell-address="Feuille1.P26" table:end-x="17.44mm" table:end-y="1.32mm" draw:z-index="1" draw:name="Graphique 3" draw:style-name="gr2" svg:width="118.31mm" svg:height="57.06mm" svg:x="15.56mm" svg:y="2.7mm">
              <loext:p draw:notify-on-update-of-ranges="Feuille1.C29:Feuille1.C32 Feuille1.D29:Feuille1.D3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3_al_uniq</text:p>
          </table:table-cell>
          <table:table-cell table:style-name="ce22" office:value-type="float" office:value="28694838" calcext:value-type="float">
            <text:p>28694838</text:p>
          </table:table-cell>
          <table:table-cell/>
          <table:table-cell table:formula="of:=[.D15]/[.D27]" office:value-type="float" office:value="0.499999904163966" calcext:value-type="float">
            <text:p>0,4999999042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2_al_uniq</text:p>
          </table:table-cell>
          <table:table-cell table:style-name="ce22" office:value-type="float" office:value="88931117" calcext:value-type="float">
            <text:p>88931117</text:p>
          </table:table-cell>
          <table:table-cell/>
          <table:table-cell table:formula="of:=[.D16]/[.D28]" office:value-type="float" office:value="0.499999971888357" calcext:value-type="float">
            <text:p>0,499999971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N1_al_mult</text:p>
          </table:table-cell>
          <table:table-cell table:style-name="ce22" office:value-type="float" office:value="108642245" calcext:value-type="float">
            <text:p>108642245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N2_al_mult</text:p>
          </table:table-cell>
          <table:table-cell table:style-name="ce22" office:value-type="float" office:value="97952338" calcext:value-type="float">
            <text:p>97952338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PolyA_N3_al_mult</text:p>
          </table:table-cell>
          <table:table-cell table:style-name="ce22" office:value-type="float" office:value="101493959" calcext:value-type="float">
            <text:p>101493959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1_al_mult</text:p>
          </table:table-cell>
          <table:table-cell table:style-name="ce22" office:value-type="float" office:value="139602334" calcext:value-type="float">
            <text:p>139602334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2_al_mult</text:p>
          </table:table-cell>
          <table:table-cell table:style-name="ce22" office:value-type="float" office:value="91870907" calcext:value-type="float">
            <text:p>9187090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N3_al_mult</text:p>
          </table:table-cell>
          <table:table-cell table:style-name="ce22" office:value-type="float" office:value="37509486" calcext:value-type="float">
            <text:p>37509486</text:p>
          </table:table-cell>
          <table:table-cell table:number-columns-repeated="3"/>
          <table:table-cell>
            <draw:frame table:end-cell-address="Feuille1.M36" table:end-x="10.6mm" table:end-y="4.16mm" draw:z-index="2" draw:name="Graphique 4" draw:style-name="gr2" svg:width="127.02mm" svg:height="70.73mm" svg:x="0.01mm" svg:y="2.82mm">
              <loext:p draw:notify-on-update-of-ranges="Feuille1.C33:Feuille1.C36 Feuille1.D33:Feuille1.D3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1_al_mult</text:p>
          </table:table-cell>
          <table:table-cell table:style-name="ce22" office:value-type="float" office:value="132871537" calcext:value-type="float">
            <text:p>13287153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2_al_mult</text:p>
          </table:table-cell>
          <table:table-cell table:style-name="ce22" office:value-type="float" office:value="104672640" calcext:value-type="float">
            <text:p>10467264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PolyA_R3_al_mult</text:p>
          </table:table-cell>
          <table:table-cell table:style-name="ce22" office:value-type="float" office:value="132711857" calcext:value-type="float">
            <text:p>13271185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7" office:value-type="string" calcext:value-type="string">
            <text:p>Ribo_R1_al_mult</text:p>
          </table:table-cell>
          <table:table-cell table:style-name="ce22" office:value-type="float" office:value="129841017" calcext:value-type="float">
            <text:p>12984101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3_al_mult</text:p>
          </table:table-cell>
          <table:table-cell table:style-name="ce22" office:value-type="float" office:value="57389687" calcext:value-type="float">
            <text:p>5738968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8" office:value-type="string" calcext:value-type="string">
            <text:p>Ribo_R2_al_mult</text:p>
          </table:table-cell>
          <table:table-cell table:style-name="ce22" office:value-type="float" office:value="177862244" calcext:value-type="float">
            <text:p>177862244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haesolus vulgaris</text:p>
          </table:table-cell>
          <table:table-cell table:style-name="ce12" office:value-type="float" office:value="28321" calcext:value-type="float">
            <text:p>28321</text:p>
          </table:table-cell>
          <table:table-cell table:style-name="ce12" office:value-type="string" calcext:value-type="string">
            <text:p>nodule al uniq</text:p>
          </table:table-cell>
          <table:table-cell table:style-name="ce23" office:value-type="float" office:value="19068501" calcext:value-type="float">
            <text:p>19068501</text:p>
          </table:table-cell>
          <table:table-cell table:formula="of:=AVERAGE([.D29:.D32])" office:value-type="float" office:value="24738331.5" calcext:value-type="float">
            <text:p>24738331,5</text:p>
          </table:table-cell>
          <table:table-cell table:formula="of:=[.D29]/[.D31]" office:value-type="float" office:value="0.600061798321721" calcext:value-type="float">
            <text:p>0,6000617983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2"/>
          <table:table-cell table:style-name="ce12" office:value-type="string" calcext:value-type="string">
            <text:p>root al uniq</text:p>
          </table:table-cell>
          <table:table-cell table:style-name="ce23" office:value-type="float" office:value="20313350" calcext:value-type="float">
            <text:p>20313350</text:p>
          </table:table-cell>
          <table:table-cell/>
          <table:table-cell table:formula="of:=[.D30]/[.D32]" office:value-type="float" office:value="0.730856069096856" calcext:value-type="float">
            <text:p>0,7308560691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2"/>
          <table:table-cell table:style-name="ce12" office:value-type="string" calcext:value-type="string">
            <text:p>nodule al mult</text:p>
          </table:table-cell>
          <table:table-cell table:style-name="ce23" office:value-type="float" office:value="31777562" calcext:value-type="float">
            <text:p>3177756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2"/>
          <table:table-cell table:style-name="ce12" office:value-type="string" calcext:value-type="string">
            <text:p>root al mult</text:p>
          </table:table-cell>
          <table:table-cell table:style-name="ce23" office:value-type="float" office:value="27793913" calcext:value-type="float">
            <text:p>2779391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lycine max</text:p>
          </table:table-cell>
          <table:table-cell table:style-name="ce11" office:value-type="float" office:value="57104" calcext:value-type="float">
            <text:p>57104</text:p>
          </table:table-cell>
          <table:table-cell table:style-name="ce11" office:value-type="string" calcext:value-type="string">
            <text:p>nodule al uniq</text:p>
          </table:table-cell>
          <table:table-cell table:style-name="ce22" office:value-type="float" office:value="5692568" calcext:value-type="float">
            <text:p>5692568</text:p>
          </table:table-cell>
          <table:table-cell table:formula="of:=AVERAGE([.D33:.D36])" office:value-type="float" office:value="7167878.25" calcext:value-type="float">
            <text:p>7167878,25</text:p>
          </table:table-cell>
          <table:table-cell table:formula="of:=[.D33]/[.D35]" office:value-type="float" office:value="0.579004514706437" calcext:value-type="float">
            <text:p>0,5790045147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root al uniq</text:p>
          </table:table-cell>
          <table:table-cell table:style-name="ce22" office:value-type="float" office:value="4910919" calcext:value-type="float">
            <text:p>4910919</text:p>
          </table:table-cell>
          <table:table-cell/>
          <table:table-cell table:formula="of:=[.D34]/[.D36]" office:value-type="float" office:value="0.596247331503322" calcext:value-type="float">
            <text:p>0,5962473315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nodul al mult</text:p>
          </table:table-cell>
          <table:table-cell table:style-name="ce22" office:value-type="float" office:value="9831647" calcext:value-type="float">
            <text:p>9831647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1"/>
          <table:table-cell table:style-name="ce11" office:value-type="string" calcext:value-type="string">
            <text:p>root al mult</text:p>
          </table:table-cell>
          <table:table-cell table:style-name="ce22" office:value-type="float" office:value="8236379" calcext:value-type="float">
            <text:p>8236379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icer Arietinum</text:p>
          </table:table-cell>
          <table:table-cell table:style-name="ce13" office:value-type="float" office:value="83405" calcext:value-type="float">
            <text:p>83405</text:p>
          </table:table-cell>
          <table:table-cell table:style-name="ce13" office:value-type="string" calcext:value-type="string">
            <text:p>nod 2to10DPI al uniq</text:p>
          </table:table-cell>
          <table:table-cell table:style-name="ce24" office:value-type="float" office:value="177761" calcext:value-type="float">
            <text:p>177761</text:p>
          </table:table-cell>
          <table:table-cell table:formula="of:=AVERAGE([.D37:.D42])" office:value-type="float" office:value="249570.833333333" calcext:value-type="float">
            <text:p>249570,833333333</text:p>
          </table:table-cell>
          <table:table-cell table:formula="of:=[.D37]/[.D40]" office:value-type="float" office:value="0.756642291026416" calcext:value-type="float">
            <text:p>0,756642291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nod 11to28DPI al uniq</text:p>
          </table:table-cell>
          <table:table-cell table:style-name="ce24" office:value-type="float" office:value="290384" calcext:value-type="float">
            <text:p>290384</text:p>
          </table:table-cell>
          <table:table-cell/>
          <table:table-cell table:formula="of:=[.D38]/[.D41]" office:value-type="float" office:value="0.805597323405223" calcext:value-type="float">
            <text:p>0,8055973234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root al uniq</text:p>
          </table:table-cell>
          <table:table-cell table:style-name="ce24" office:value-type="float" office:value="183702" calcext:value-type="float">
            <text:p>183702</text:p>
          </table:table-cell>
          <table:table-cell/>
          <table:table-cell table:formula="of:=[.D39]/[.D42]" office:value-type="float" office:value="0.73426170928829" calcext:value-type="float">
            <text:p>0,7342617093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nod 2to10DPI al mult</text:p>
          </table:table-cell>
          <table:table-cell table:style-name="ce24" office:value-type="float" office:value="234934" calcext:value-type="float">
            <text:p>234934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nod 11to28DPI al mult</text:p>
          </table:table-cell>
          <table:table-cell table:style-name="ce24" office:value-type="float" office:value="360458" calcext:value-type="float">
            <text:p>360458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/>
          <table:table-cell table:style-name="ce13" office:value-type="string" calcext:value-type="string">
            <text:p>root al mult</text:p>
          </table:table-cell>
          <table:table-cell table:style-name="ce24" office:value-type="float" office:value="250186" calcext:value-type="float">
            <text:p>25018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icago Sativa</text:p>
          </table:table-cell>
          <table:table-cell table:style-name="ce14" office:value-type="float" office:value="112626" calcext:value-type="float">
            <text:p>112626</text:p>
          </table:table-cell>
          <table:table-cell table:style-name="ce19" office:value-type="string" calcext:value-type="string">
            <text:p>nodule_s1_al_uniq</text:p>
          </table:table-cell>
          <table:table-cell table:style-name="ce25" office:value-type="float" office:value="7653438" calcext:value-type="float">
            <text:p>7653438</text:p>
          </table:table-cell>
          <table:table-cell table:formula="of:=AVERAGE([.D43:.D54])" office:value-type="float" office:value="25570375.4166667" calcext:value-type="float">
            <text:p>25570375,4166667</text:p>
          </table:table-cell>
          <table:table-cell table:formula="of:=[.D43]/[.D49]" office:value-type="float" office:value="0.144789455678044" calcext:value-type="float">
            <text:p>0,1447894557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nodule_s2_al_uniq</text:p>
          </table:table-cell>
          <table:table-cell table:style-name="ce25" office:value-type="float" office:value="8570642" calcext:value-type="float">
            <text:p>8570642</text:p>
          </table:table-cell>
          <table:table-cell/>
          <table:table-cell table:formula="of:=[.D44]/[.D50]" office:value-type="float" office:value="0.167578204913553" calcext:value-type="float">
            <text:p>0,1675782049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nodule_s3_al_uniq</text:p>
          </table:table-cell>
          <table:table-cell table:style-name="ce25" office:value-type="float" office:value="4667133" calcext:value-type="float">
            <text:p>4667133</text:p>
          </table:table-cell>
          <table:table-cell/>
          <table:table-cell table:formula="of:=[.D45]/[.D51]" office:value-type="float" office:value="0.141333566389286" calcext:value-type="float">
            <text:p>0,1413335664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root_s1_al_uniq</text:p>
          </table:table-cell>
          <table:table-cell table:style-name="ce25" office:value-type="float" office:value="4996917" calcext:value-type="float">
            <text:p>4996917</text:p>
          </table:table-cell>
          <table:table-cell/>
          <table:table-cell table:formula="of:=[.D46]/[.D52]" office:value-type="float" office:value="0.102537421650526" calcext:value-type="float">
            <text:p>0,1025374217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root_s2_al_uniq</text:p>
          </table:table-cell>
          <table:table-cell table:style-name="ce25" office:value-type="float" office:value="4339019" calcext:value-type="float">
            <text:p>4339019</text:p>
          </table:table-cell>
          <table:table-cell/>
          <table:table-cell table:formula="of:=[.D47]/[.D53]" office:value-type="float" office:value="0.105121543254055" calcext:value-type="float">
            <text:p>0,1051215433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root_s3_al_uniq</text:p>
          </table:table-cell>
          <table:table-cell table:style-name="ce25" office:value-type="float" office:value="4660008" calcext:value-type="float">
            <text:p>4660008</text:p>
          </table:table-cell>
          <table:table-cell/>
          <table:table-cell table:formula="of:=[.D48]/[.D54]" office:value-type="float" office:value="0.103732795995405" calcext:value-type="float">
            <text:p>0,103732796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4"/>
          <table:table-cell table:style-name="ce19" office:value-type="string" calcext:value-type="string">
            <text:p>nodule_s1_al_mult</text:p>
          </table:table-cell>
          <table:table-cell table:style-name="ce25" office:value-type="float" office:value="52859084" calcext:value-type="float">
            <text:p>52859084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nodule_s2_al_mult</text:p>
          </table:table-cell>
          <table:table-cell table:style-name="ce25" office:value-type="float" office:value="51144133" calcext:value-type="float">
            <text:p>51144133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nodule_s3_al_mult</text:p>
          </table:table-cell>
          <table:table-cell table:style-name="ce25" office:value-type="float" office:value="33022113" calcext:value-type="float">
            <text:p>33022113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root_s1_al_mult</text:p>
          </table:table-cell>
          <table:table-cell table:style-name="ce25" office:value-type="float" office:value="48732618" calcext:value-type="float">
            <text:p>48732618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root_s2_al_mult</text:p>
          </table:table-cell>
          <table:table-cell table:style-name="ce25" office:value-type="float" office:value="41276211" calcext:value-type="float">
            <text:p>41276211</text:p>
          </table:table-cell>
          <table:table-cell table:style-name="Default" table:number-columns-repeated="1020"/>
        </table:table-row>
        <table:table-row table:style-name="ro1">
          <table:table-cell table:style-name="ce8"/>
          <table:table-cell table:style-name="ce15"/>
          <table:table-cell table:style-name="ce19" office:value-type="string" calcext:value-type="string">
            <text:p>root_s3_al_mult</text:p>
          </table:table-cell>
          <table:table-cell table:style-name="ce25" office:value-type="float" office:value="44923189" calcext:value-type="float">
            <text:p>4492318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Pisum Sativum</text:p>
          </table:table-cell>
          <table:table-cell table:style-name="ce12" office:value-type="float" office:value="40204" calcext:value-type="float">
            <text:p>40204</text:p>
          </table:table-cell>
          <table:table-cell table:style-name="ce20" office:value-type="string" calcext:value-type="string">
            <text:p>root_al_uniq</text:p>
          </table:table-cell>
          <table:table-cell table:style-name="ce23" office:value-type="float" office:value="114251564" calcext:value-type="float">
            <text:p>114251564</text:p>
          </table:table-cell>
          <table:table-cell table:formula="of:=AVERAGE([.D55:.D58])" office:value-type="float" office:value="132801710.5" calcext:value-type="float">
            <text:p>132801710,5</text:p>
          </table:table-cell>
          <table:table-cell table:formula="of:=[.D55]/[.D57]" office:value-type="float" office:value="0.706083993736858" calcext:value-type="float">
            <text:p>0,7060839937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2"/>
          <table:table-cell table:style-name="ce20" office:value-type="string" calcext:value-type="string">
            <text:p>nodule_al_uniq</text:p>
          </table:table-cell>
          <table:table-cell table:style-name="ce23" office:value-type="float" office:value="109413234" calcext:value-type="float">
            <text:p>109413234</text:p>
          </table:table-cell>
          <table:table-cell/>
          <table:table-cell table:formula="of:=[.D56]/[.D58]" office:value-type="float" office:value="0.750784461140981" calcext:value-type="float">
            <text:p>0,750784461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2"/>
          <table:table-cell table:style-name="ce20" office:value-type="string" calcext:value-type="string">
            <text:p>root_al_mult</text:p>
          </table:table-cell>
          <table:table-cell table:style-name="ce23" office:value-type="float" office:value="161810160" calcext:value-type="float">
            <text:p>161810160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20" office:value-type="string" calcext:value-type="string">
            <text:p>nodule_al_mult</text:p>
          </table:table-cell>
          <table:table-cell table:style-name="ce26" office:value-type="float" office:value="145731884" calcext:value-type="float">
            <text:p>14573188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14:16:40.813252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nathan TOREL-SALAT</meta:initial-creator>
    <meta:creation-date>2018-04-05T10:07:10Z</meta:creation-date>
    <dc:date>2018-04-13T14:26:07.532922202</dc:date>
    <meta:editing-cycles>18</meta:editing-cycles>
    <meta:editing-duration>PT3H3M9S</meta:editing-duration>
    <meta:document-statistic meta:table-count="1" meta:cell-count="15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2.57cm" svg:height="9.085cm" xlink:href=".." xlink:type="simple" chart:class="chart:bar" chart:style-name="ch1">
        <chart:title svg:x="8.816cm" svg:y="0.317cm" chart:style-name="ch2">
          <text:p>MED TRUNCA</text:p>
        </chart:title>
        <chart:plot-area chart:style-name="ch3" table:cell-range-address="Feuille1.C5:Feuille1.D28" chart:data-source-has-labels="column" svg:x="0.822cm" svg:y="0.142cm" svg:width="19.478cm" svg:height="9.2cm">
          <chartooo:coordinate-region svg:x="2.978cm" svg:y="0.341cm" svg:width="17.322cm" svg:height="6.281cm"/>
          <chart:axis chart:dimension="x" chart:name="primary-x" chart:style-name="ch4" chartooo:axis-type="text">
            <chart:categories table:cell-range-address="Feuille1.C5:Feuille1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5:Feuille1.D28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PolyA_N1_al_uniq</text:p>
                <draw:g>
                  <svg:desc>Feuille1.C5:Feuille1.C28</svg:desc>
                </draw:g>
              </table:table-cell>
              <table:table-cell office:value-type="float" office:value="54321122">
                <text:p>54321122</text:p>
                <draw:g>
                  <svg:desc>Feuille1.D5:Feuille1.D28</svg:desc>
                </draw:g>
              </table:table-cell>
            </table:table-row>
            <table:table-row>
              <table:table-cell office:value-type="string">
                <text:p>PolyA_N2_al_uniq</text:p>
              </table:table-cell>
              <table:table-cell office:value-type="float" office:value="48976168">
                <text:p>48976168</text:p>
              </table:table-cell>
            </table:table-row>
            <table:table-row>
              <table:table-cell office:value-type="string">
                <text:p>PolyA_N3_al_uniq</text:p>
              </table:table-cell>
              <table:table-cell office:value-type="float" office:value="50746978">
                <text:p>50746978</text:p>
              </table:table-cell>
            </table:table-row>
            <table:table-row>
              <table:table-cell office:value-type="string">
                <text:p>Ribo_N1_al_uniq</text:p>
              </table:table-cell>
              <table:table-cell office:value-type="float" office:value="69801165">
                <text:p>69801165</text:p>
              </table:table-cell>
            </table:table-row>
            <table:table-row>
              <table:table-cell office:value-type="string">
                <text:p>Ribo_N2_al_uniq</text:p>
              </table:table-cell>
              <table:table-cell office:value-type="float" office:value="45935451">
                <text:p>45935451</text:p>
              </table:table-cell>
            </table:table-row>
            <table:table-row>
              <table:table-cell office:value-type="string">
                <text:p>Ribo_N3_al_uniq</text:p>
              </table:table-cell>
              <table:table-cell office:value-type="float" office:value="18754740">
                <text:p>18754740</text:p>
              </table:table-cell>
            </table:table-row>
            <table:table-row>
              <table:table-cell office:value-type="string">
                <text:p>PolyA_R1_al_uniq</text:p>
              </table:table-cell>
              <table:table-cell office:value-type="float" office:value="66435765">
                <text:p>66435765</text:p>
              </table:table-cell>
            </table:table-row>
            <table:table-row>
              <table:table-cell office:value-type="string">
                <text:p>PolyA_R2_al_uniq</text:p>
              </table:table-cell>
              <table:table-cell office:value-type="float" office:value="52336316">
                <text:p>52336316</text:p>
              </table:table-cell>
            </table:table-row>
            <table:table-row>
              <table:table-cell office:value-type="string">
                <text:p>PolyA_R3_al_uniq</text:p>
              </table:table-cell>
              <table:table-cell office:value-type="float" office:value="66355924">
                <text:p>66355924</text:p>
              </table:table-cell>
            </table:table-row>
            <table:table-row>
              <table:table-cell office:value-type="string">
                <text:p>Ribo_R1_al_uniq</text:p>
              </table:table-cell>
              <table:table-cell office:value-type="float" office:value="64920504">
                <text:p>64920504</text:p>
              </table:table-cell>
            </table:table-row>
            <table:table-row>
              <table:table-cell office:value-type="string">
                <text:p>Ribo_R3_al_uniq</text:p>
              </table:table-cell>
              <table:table-cell office:value-type="float" office:value="28694838">
                <text:p>28694838</text:p>
              </table:table-cell>
            </table:table-row>
            <table:table-row>
              <table:table-cell office:value-type="string">
                <text:p>Ribo_R2_al_uniq</text:p>
              </table:table-cell>
              <table:table-cell office:value-type="float" office:value="88931117">
                <text:p>88931117</text:p>
              </table:table-cell>
            </table:table-row>
            <table:table-row>
              <table:table-cell office:value-type="string">
                <text:p>PolyA_N1_al_mult</text:p>
              </table:table-cell>
              <table:table-cell office:value-type="float" office:value="108642245">
                <text:p>108642245</text:p>
              </table:table-cell>
            </table:table-row>
            <table:table-row>
              <table:table-cell office:value-type="string">
                <text:p>PolyA_N2_al_mult</text:p>
              </table:table-cell>
              <table:table-cell office:value-type="float" office:value="97952338">
                <text:p>97952338</text:p>
              </table:table-cell>
            </table:table-row>
            <table:table-row>
              <table:table-cell office:value-type="string">
                <text:p>PolyA_N3_al_mult</text:p>
              </table:table-cell>
              <table:table-cell office:value-type="float" office:value="101493959">
                <text:p>101493959</text:p>
              </table:table-cell>
            </table:table-row>
            <table:table-row>
              <table:table-cell office:value-type="string">
                <text:p>Ribo_N1_al_mult</text:p>
              </table:table-cell>
              <table:table-cell office:value-type="float" office:value="139602334">
                <text:p>139602334</text:p>
              </table:table-cell>
            </table:table-row>
            <table:table-row>
              <table:table-cell office:value-type="string">
                <text:p>Ribo_N2_al_mult</text:p>
              </table:table-cell>
              <table:table-cell office:value-type="float" office:value="91870907">
                <text:p>91870907</text:p>
              </table:table-cell>
            </table:table-row>
            <table:table-row>
              <table:table-cell office:value-type="string">
                <text:p>Ribo_N3_al_mult</text:p>
              </table:table-cell>
              <table:table-cell office:value-type="float" office:value="37509486">
                <text:p>37509486</text:p>
              </table:table-cell>
            </table:table-row>
            <table:table-row>
              <table:table-cell office:value-type="string">
                <text:p>PolyA_R1_al_mult</text:p>
              </table:table-cell>
              <table:table-cell office:value-type="float" office:value="132871537">
                <text:p>132871537</text:p>
              </table:table-cell>
            </table:table-row>
            <table:table-row>
              <table:table-cell office:value-type="string">
                <text:p>PolyA_R2_al_mult</text:p>
              </table:table-cell>
              <table:table-cell office:value-type="float" office:value="104672640">
                <text:p>104672640</text:p>
              </table:table-cell>
            </table:table-row>
            <table:table-row>
              <table:table-cell office:value-type="string">
                <text:p>PolyA_R3_al_mult</text:p>
              </table:table-cell>
              <table:table-cell office:value-type="float" office:value="132711857">
                <text:p>132711857</text:p>
              </table:table-cell>
            </table:table-row>
            <table:table-row>
              <table:table-cell office:value-type="string">
                <text:p>Ribo_R1_al_mult</text:p>
              </table:table-cell>
              <table:table-cell office:value-type="float" office:value="129841017">
                <text:p>129841017</text:p>
              </table:table-cell>
            </table:table-row>
            <table:table-row>
              <table:table-cell office:value-type="string">
                <text:p>Ribo_R3_al_mult</text:p>
              </table:table-cell>
              <table:table-cell office:value-type="float" office:value="57389687">
                <text:p>57389687</text:p>
              </table:table-cell>
            </table:table-row>
            <table:table-row>
              <table:table-cell office:value-type="string">
                <text:p>Ribo_R2_al_mult</text:p>
              </table:table-cell>
              <table:table-cell office:value-type="float" office:value="177862244">
                <text:p>177862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1.83cm" svg:height="5.711cm" xlink:href=".." xlink:type="simple" chart:class="chart:bar" chart:style-name="ch1">
        <chart:title svg:x="3.539cm" svg:y="0.25cm" chart:style-name="ch2">
          <text:p>PHAES VULG</text:p>
        </chart:title>
        <chart:legend chart:legend-position="end" svg:x="9.302cm" svg:y="2.556cm" style:legend-expansion="high" chart:style-name="ch3"/>
        <chart:plot-area chart:style-name="ch4" table:cell-range-address="Feuille1.C29:Feuille1.D32" chart:data-source-has-labels="column" svg:x="0.236cm" svg:y="1.487cm" svg:width="8.83cm" svg:height="4.11cm">
          <chartooo:coordinate-region svg:x="2.18cm" svg:y="1.487cm" svg:width="6.886cm" svg:height="1.621cm"/>
          <chart:axis chart:dimension="x" chart:name="primary-x" chart:style-name="ch5" chartooo:axis-type="text">
            <chart:categories table:cell-range-address="Feuille1.C29:Feuille1.C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29:Feuille1.D3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ule al uniq</text:p>
                <draw:g>
                  <svg:desc>Feuille1.C29:Feuille1.C32</svg:desc>
                </draw:g>
              </table:table-cell>
              <table:table-cell office:value-type="float" office:value="19068501">
                <text:p>19068501</text:p>
                <draw:g>
                  <svg:desc>Feuille1.D29:Feuille1.D32</svg:desc>
                </draw:g>
              </table:table-cell>
            </table:table-row>
            <table:table-row>
              <table:table-cell office:value-type="string">
                <text:p>root al uniq</text:p>
              </table:table-cell>
              <table:table-cell office:value-type="float" office:value="20313350">
                <text:p>20313350</text:p>
              </table:table-cell>
            </table:table-row>
            <table:table-row>
              <table:table-cell office:value-type="string">
                <text:p>nodule al mult</text:p>
              </table:table-cell>
              <table:table-cell office:value-type="float" office:value="31777562">
                <text:p>31777562</text:p>
              </table:table-cell>
            </table:table-row>
            <table:table-row>
              <table:table-cell office:value-type="string">
                <text:p>root al mult</text:p>
              </table:table-cell>
              <table:table-cell office:value-type="float" office:value="27793913">
                <text:p>27793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68686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01cm" svg:height="7.072cm" xlink:href=".." xlink:type="simple" chart:class="chart:bar" chart:style-name="ch1">
        <chart:title svg:x="4.45cm" svg:y="0.277cm" chart:style-name="ch2">
          <text:p>GLYC MAX</text:p>
        </chart:title>
        <chart:legend chart:legend-position="end" svg:x="10.173cm" svg:y="3.237cm" style:legend-expansion="high" chart:style-name="ch3"/>
        <chart:plot-area chart:style-name="ch4" table:cell-range-address="Feuille1.C33:Feuille1.D36" chart:data-source-has-labels="column" svg:x="0.254cm" svg:y="1.541cm" svg:width="9.665cm" svg:height="5.39cm">
          <chartooo:coordinate-region svg:x="2.198cm" svg:y="1.541cm" svg:width="7.721cm" svg:height="2.939cm"/>
          <chart:axis chart:dimension="x" chart:name="primary-x" chart:style-name="ch5" chartooo:axis-type="text">
            <chart:categories table:cell-range-address="Feuille1.C33:Feuille1.C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D33:Feuille1.D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ule al uniq</text:p>
                <draw:g>
                  <svg:desc>Feuille1.C33:Feuille1.C36</svg:desc>
                </draw:g>
              </table:table-cell>
              <table:table-cell office:value-type="float" office:value="5692568">
                <text:p>5692568</text:p>
                <draw:g>
                  <svg:desc>Feuille1.D33:Feuille1.D36</svg:desc>
                </draw:g>
              </table:table-cell>
            </table:table-row>
            <table:table-row>
              <table:table-cell office:value-type="string">
                <text:p>root al uniq</text:p>
              </table:table-cell>
              <table:table-cell office:value-type="float" office:value="4910919">
                <text:p>4910919</text:p>
              </table:table-cell>
            </table:table-row>
            <table:table-row>
              <table:table-cell office:value-type="string">
                <text:p>nodul al mult</text:p>
              </table:table-cell>
              <table:table-cell office:value-type="float" office:value="9831647">
                <text:p>9831647</text:p>
              </table:table-cell>
            </table:table-row>
            <table:table-row>
              <table:table-cell office:value-type="string">
                <text:p>root al mult</text:p>
              </table:table-cell>
              <table:table-cell office:value-type="float" office:value="8236379">
                <text:p>82363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1cm" xlink:href=".." xlink:type="simple" chart:class="chart:bar" chart:style-name="ch1">
        <chart:title svg:x="6.396cm" svg:y="0.316cm" chart:style-name="ch2">
          <text:p>Cicer Arietinum</text:p>
        </chart:title>
        <chart:plot-area chart:style-name="ch3" table:cell-range-address="Feuille1.C37:Feuille1.D42" chart:data-source-has-labels="column" svg:x="0.32cm" svg:y="1.275cm" svg:width="15.363cm" svg:height="7.546cm">
          <chartooo:coordinate-region svg:x="1.682cm" svg:y="1.275cm" svg:width="14.001cm" svg:height="4.403cm"/>
          <chart:axis chart:dimension="x" chart:name="primary-x" chart:style-name="ch4" chartooo:axis-type="auto">
            <chartooo:date-scale/>
            <chart:categories table:cell-range-address="Feuille1.C37:Feuille1.C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37:Feuille1.D4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 2to10DPI al uniq</text:p>
                <draw:g>
                  <svg:desc>Feuille1.C37:Feuille1.C42</svg:desc>
                </draw:g>
              </table:table-cell>
              <table:table-cell office:value-type="float" office:value="177761">
                <text:p>177761</text:p>
                <draw:g>
                  <svg:desc>Feuille1.D37:Feuille1.D42</svg:desc>
                </draw:g>
              </table:table-cell>
            </table:table-row>
            <table:table-row>
              <table:table-cell office:value-type="string">
                <text:p>nod 11to28DPI al uniq</text:p>
              </table:table-cell>
              <table:table-cell office:value-type="float" office:value="290384">
                <text:p>290384</text:p>
              </table:table-cell>
            </table:table-row>
            <table:table-row>
              <table:table-cell office:value-type="string">
                <text:p>root al uniq</text:p>
              </table:table-cell>
              <table:table-cell office:value-type="float" office:value="183702">
                <text:p>183702</text:p>
              </table:table-cell>
            </table:table-row>
            <table:table-row>
              <table:table-cell office:value-type="string">
                <text:p>nod 2to10DPI al mult</text:p>
              </table:table-cell>
              <table:table-cell office:value-type="float" office:value="234934">
                <text:p>234934</text:p>
              </table:table-cell>
            </table:table-row>
            <table:table-row>
              <table:table-cell office:value-type="string">
                <text:p>nod 11to28DPI al mult</text:p>
              </table:table-cell>
              <table:table-cell office:value-type="float" office:value="360458">
                <text:p>360458</text:p>
              </table:table-cell>
            </table:table-row>
            <table:table-row>
              <table:table-cell office:value-type="string">
                <text:p>root al mult</text:p>
              </table:table-cell>
              <table:table-cell office:value-type="float" office:value="250186">
                <text:p>250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6.277cm" svg:y="0.315cm" chart:style-name="ch2">
          <text:p>Medicago Sativa</text:p>
        </chart:title>
        <chart:plot-area chart:style-name="ch3" table:cell-range-address="Feuille1.C43:Feuille1.D54" chart:data-source-has-labels="column" svg:x="0.32cm" svg:y="1.273cm" svg:width="15.363cm" svg:height="7.546cm">
          <chartooo:coordinate-region svg:x="2.053cm" svg:y="1.273cm" svg:width="13.63cm" svg:height="4.796cm"/>
          <chart:axis chart:dimension="x" chart:name="primary-x" chart:style-name="ch4" chartooo:axis-type="auto">
            <chartooo:date-scale/>
            <chart:categories table:cell-range-address="Feuille1.C43:Feuille1.C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43:Feuille1.D5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nodule_s1_al_uniq</text:p>
                <draw:g>
                  <svg:desc>Feuille1.C43:Feuille1.C54</svg:desc>
                </draw:g>
              </table:table-cell>
              <table:table-cell office:value-type="float" office:value="7653438">
                <text:p>7653438</text:p>
                <draw:g>
                  <svg:desc>Feuille1.D43:Feuille1.D54</svg:desc>
                </draw:g>
              </table:table-cell>
            </table:table-row>
            <table:table-row>
              <table:table-cell office:value-type="string">
                <text:p>nodule_s2_al_uniq</text:p>
              </table:table-cell>
              <table:table-cell office:value-type="float" office:value="8570642">
                <text:p>8570642</text:p>
              </table:table-cell>
            </table:table-row>
            <table:table-row>
              <table:table-cell office:value-type="string">
                <text:p>nodule_s3_al_uniq</text:p>
              </table:table-cell>
              <table:table-cell office:value-type="float" office:value="4667133">
                <text:p>4667133</text:p>
              </table:table-cell>
            </table:table-row>
            <table:table-row>
              <table:table-cell office:value-type="string">
                <text:p>root_s1_al_uniq</text:p>
              </table:table-cell>
              <table:table-cell office:value-type="float" office:value="4996917">
                <text:p>4996917</text:p>
              </table:table-cell>
            </table:table-row>
            <table:table-row>
              <table:table-cell office:value-type="string">
                <text:p>root_s2_al_uniq</text:p>
              </table:table-cell>
              <table:table-cell office:value-type="float" office:value="4339019">
                <text:p>4339019</text:p>
              </table:table-cell>
            </table:table-row>
            <table:table-row>
              <table:table-cell office:value-type="string">
                <text:p>root_s3_al_uniq</text:p>
              </table:table-cell>
              <table:table-cell office:value-type="float" office:value="4660008">
                <text:p>4660008</text:p>
              </table:table-cell>
            </table:table-row>
            <table:table-row>
              <table:table-cell office:value-type="string">
                <text:p>nodule_s1_al_mult</text:p>
              </table:table-cell>
              <table:table-cell office:value-type="float" office:value="52859084">
                <text:p>52859084</text:p>
              </table:table-cell>
            </table:table-row>
            <table:table-row>
              <table:table-cell office:value-type="string">
                <text:p>nodule_s2_al_mult</text:p>
              </table:table-cell>
              <table:table-cell office:value-type="float" office:value="51144133">
                <text:p>51144133</text:p>
              </table:table-cell>
            </table:table-row>
            <table:table-row>
              <table:table-cell office:value-type="string">
                <text:p>nodule_s3_al_mult</text:p>
              </table:table-cell>
              <table:table-cell office:value-type="float" office:value="33022113">
                <text:p>33022113</text:p>
              </table:table-cell>
            </table:table-row>
            <table:table-row>
              <table:table-cell office:value-type="string">
                <text:p>root_s1_al_mult</text:p>
              </table:table-cell>
              <table:table-cell office:value-type="float" office:value="48732618">
                <text:p>48732618</text:p>
              </table:table-cell>
            </table:table-row>
            <table:table-row>
              <table:table-cell office:value-type="string">
                <text:p>root_s2_al_mult</text:p>
              </table:table-cell>
              <table:table-cell office:value-type="float" office:value="41276211">
                <text:p>41276211</text:p>
              </table:table-cell>
            </table:table-row>
            <table:table-row>
              <table:table-cell office:value-type="string">
                <text:p>root_s3_al_mult</text:p>
              </table:table-cell>
              <table:table-cell office:value-type="float" office:value="44923189">
                <text:p>44923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6.423cm" svg:y="0.315cm" chart:style-name="ch2">
          <text:p>Pisum Sativum</text:p>
        </chart:title>
        <chart:plot-area chart:style-name="ch3" table:cell-range-address="Feuille1.C55:Feuille1.D58" chart:data-source-has-labels="column" svg:x="0.32cm" svg:y="1.273cm" svg:width="15.363cm" svg:height="7.546cm">
          <chartooo:coordinate-region svg:x="2.238cm" svg:y="1.472cm" svg:width="13.445cm" svg:height="6.7cm"/>
          <chart:axis chart:dimension="x" chart:name="primary-x" chart:style-name="ch4" chartooo:axis-type="auto">
            <chartooo:date-scale/>
            <chart:categories table:cell-range-address="Feuille1.C55:Feuille1.C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D55:Feuille1.D5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oot_al_uniq</text:p>
                <draw:g>
                  <svg:desc>Feuille1.C55:Feuille1.C58</svg:desc>
                </draw:g>
              </table:table-cell>
              <table:table-cell office:value-type="float" office:value="114251564">
                <text:p>114251564</text:p>
                <draw:g>
                  <svg:desc>Feuille1.D55:Feuille1.D58</svg:desc>
                </draw:g>
              </table:table-cell>
            </table:table-row>
            <table:table-row>
              <table:table-cell office:value-type="string">
                <text:p>nodule_al_uniq</text:p>
              </table:table-cell>
              <table:table-cell office:value-type="float" office:value="109413234">
                <text:p>109413234</text:p>
              </table:table-cell>
            </table:table-row>
            <table:table-row>
              <table:table-cell office:value-type="string">
                <text:p>root_al_mult</text:p>
              </table:table-cell>
              <table:table-cell office:value-type="float" office:value="161810160">
                <text:p>161810160</text:p>
              </table:table-cell>
            </table:table-row>
            <table:table-row>
              <table:table-cell office:value-type="string">
                <text:p>nodule_al_mult</text:p>
              </table:table-cell>
              <table:table-cell office:value-type="float" office:value="145731884">
                <text:p>145731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